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15%" fo:break-before="auto" fo:break-after="auto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 fo:break-before="auto" fo:break-after="auto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T1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 fo:background-color="#ffff00"/>
    </style:style>
    <style:style style:name="T3" style:family="text">
      <style:text-properties style:font-name="Courier New" fo:font-size="12pt" fo:font-weight="bold" fo:background-color="#ffff99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cc00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ff9999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ff66cc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ff99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cc66ff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66ff99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99ffff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Courier New" fo:font-size="12pt" fo:font-weight="bold" fo:background-color="#66cc00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style:font-name="Courier New" fo:font-size="12pt" fo:font-weight="bold" fo:background-color="#ff00cc" loext:char-shading-value="0" style:font-name-asian="Courier New1" style:font-size-asian="12pt" style:font-weight-asian="bold" style:font-name-complex="Courier New1" style:font-size-complex="12pt"/>
    </style:style>
    <style:style style:name="T13" style:family="text">
      <style:text-properties style:font-name="Courier New" fo:font-size="12pt" fo:font-weight="bold" fo:background-color="#ff6600" loext:char-shading-value="0" style:font-name-asian="Courier New1" style:font-size-asian="12pt" style:font-weight-asian="bold" style:font-name-complex="Courier New1" style:font-size-complex="12pt"/>
    </style:style>
    <style:style style:name="T14" style:family="text">
      <style:text-properties style:font-name="Courier New" fo:font-size="12pt" fo:font-weight="bold" fo:background-color="#ff3333" loext:char-shading-value="0" style:font-name-asian="Courier New1" style:font-size-asian="12pt" style:font-weight-asian="bold" style:font-name-complex="Courier New1" style:font-size-complex="12pt"/>
    </style:style>
    <style:style style:name="T15" style:family="text">
      <style:text-properties style:font-name="Courier New" fo:font-size="12pt" fo:font-weight="bold" fo:background-color="#9900ff" loext:char-shading-value="0" style:font-name-asian="Courier New1" style:font-size-asian="12pt" style:font-weight-asian="bold" style:font-name-complex="Courier New1" style:font-size-complex="12pt"/>
    </style:style>
    <style:style style:name="T16" style:family="text">
      <style:text-properties style:font-name="Courier New" fo:font-size="12pt" fo:font-weight="bold" fo:background-color="#9999ff" loext:char-shading-value="0" style:font-name-asian="Courier New1" style:font-size-asian="12pt" style:font-weight-asian="bold" style:font-name-complex="Courier New1" style:font-size-complex="12pt"/>
    </style:style>
    <style:style style:name="T17" style:family="text">
      <style:text-properties style:font-name="Courier New" fo:font-size="12pt" fo:font-weight="bold" fo:background-color="#66ccff" loext:char-shading-value="0" style:font-name-asian="Courier New1" style:font-size-asian="12pt" style:font-weight-asian="bold" style:font-name-complex="Courier New1" style:font-size-complex="12pt"/>
    </style:style>
    <style:style style:name="T18" style:family="text">
      <style:text-properties style:font-name="Times New Roman" fo:font-size="16pt" fo:background-color="#ffff99" loext:char-shading-value="0" style:font-name-asian="Times New Roman1" style:font-size-asian="16pt" style:font-name-complex="Times New Roman1" style:font-size-complex="16pt"/>
    </style:style>
    <style:style style:name="T19" style:family="text">
      <style:text-properties style:font-name="Times New Roman" fo:font-size="16pt" fo:background-color="#ffcc00" loext:char-shading-value="0" style:font-name-asian="Times New Roman1" style:font-size-asian="16pt" style:font-name-complex="Times New Roman1" style:font-size-complex="16pt"/>
    </style:style>
    <style:style style:name="T20" style:family="text">
      <style:text-properties style:font-name="Times New Roman" fo:font-size="16pt" fo:background-color="#ff9999" loext:char-shading-value="0" style:font-name-asian="Times New Roman1" style:font-size-asian="16pt" style:font-name-complex="Times New Roman1" style:font-size-complex="16pt"/>
    </style:style>
    <style:style style:name="T21" style:family="text">
      <style:text-properties style:font-name="Times New Roman" fo:font-size="16pt" fo:background-color="#ff66cc" loext:char-shading-value="0" style:font-name-asian="Times New Roman1" style:font-size-asian="16pt" style:font-name-complex="Times New Roman1" style:font-size-complex="16pt"/>
    </style:style>
    <style:style style:name="T22" style:family="text">
      <style:text-properties style:font-name="Times New Roman" fo:font-size="16pt" fo:background-color="#ff99ff" loext:char-shading-value="0" style:font-name-asian="Times New Roman1" style:font-size-asian="16pt" style:font-name-complex="Times New Roman1" style:font-size-complex="16pt"/>
    </style:style>
    <style:style style:name="T23" style:family="text">
      <style:text-properties style:font-name="Times New Roman" fo:font-size="16pt" fo:background-color="#cc66ff" loext:char-shading-value="0" style:font-name-asian="Times New Roman1" style:font-size-asian="16pt" style:font-name-complex="Times New Roman1" style:font-size-complex="16pt"/>
    </style:style>
    <style:style style:name="T24" style:family="text">
      <style:text-properties style:font-name="Times New Roman" fo:font-size="16pt" fo:background-color="#66ff99" loext:char-shading-value="0" style:font-name-asian="Times New Roman1" style:font-size-asian="16pt" style:font-name-complex="Times New Roman1" style:font-size-complex="16pt"/>
    </style:style>
    <style:style style:name="T25" style:family="text">
      <style:text-properties style:font-name="Times New Roman" fo:font-size="16pt" fo:background-color="#99ffff" loext:char-shading-value="0" style:font-name-asian="Times New Roman1" style:font-size-asian="16pt" style:font-name-complex="Times New Roman1" style:font-size-complex="16pt"/>
    </style:style>
    <style:style style:name="T26" style:family="text">
      <style:text-properties style:font-name="Times New Roman" fo:font-size="16pt" fo:background-color="#66cc00" loext:char-shading-value="0" style:font-name-asian="Times New Roman1" style:font-size-asian="16pt" style:font-name-complex="Times New Roman1" style:font-size-complex="16pt"/>
    </style:style>
    <style:style style:name="T27" style:family="text">
      <style:text-properties style:font-name="Times New Roman" fo:font-size="16pt" fo:background-color="#ff00cc" loext:char-shading-value="0" style:font-name-asian="Times New Roman1" style:font-size-asian="16pt" style:font-name-complex="Times New Roman1" style:font-size-complex="16pt"/>
    </style:style>
    <style:style style:name="T28" style:family="text">
      <style:text-properties style:font-name="Times New Roman" fo:font-size="16pt" fo:background-color="#ff6600" loext:char-shading-value="0" style:font-name-asian="Times New Roman1" style:font-size-asian="16pt" style:font-name-complex="Times New Roman1" style:font-size-complex="16pt"/>
    </style:style>
    <style:style style:name="T29" style:family="text">
      <style:text-properties style:font-name="Times New Roman" fo:font-size="16pt" fo:background-color="#ff3333" loext:char-shading-value="0" style:font-name-asian="Times New Roman1" style:font-size-asian="16pt" style:font-name-complex="Times New Roman1" style:font-size-complex="16pt"/>
    </style:style>
    <style:style style:name="T30" style:family="text">
      <style:text-properties style:font-name="Times New Roman" fo:font-size="16pt" fo:background-color="#9900ff" loext:char-shading-value="0" style:font-name-asian="Times New Roman1" style:font-size-asian="16pt" style:font-name-complex="Times New Roman1" style:font-size-complex="16pt"/>
    </style:style>
    <style:style style:name="T31" style:family="text">
      <style:text-properties style:font-name="Times New Roman" fo:font-size="16pt" fo:background-color="#9999ff" loext:char-shading-value="0" style:font-name-asian="Times New Roman1" style:font-size-asian="16pt" style:font-name-complex="Times New Roman1" style:font-size-complex="16pt"/>
    </style:style>
    <style:style style:name="T32" style:family="text">
      <style:text-properties style:font-name="Times New Roman" fo:font-size="16pt" fo:background-color="#66ccff" loext:char-shading-value="0" style:font-name-asian="Times New Roman1" style:font-size-asian="16pt" style:font-name-complex="Times New Roman1" style:font-size-complex="16pt"/>
    </style:style>
    <style:style style:name="T33" style:family="text">
      <style:text-properties style:font-name="Times New Roman" fo:font-size="16pt" style:font-name-asian="Times New Roman1" style:font-size-asian="16pt" style:font-name-complex="Times New Roman1" style:font-size-complex="16pt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4 00 00 00 00 00 00 00 00 00 00 00 00 00 00 00</text:span></text:p>
      <text:p text:style-name="P1"><text:span text:style-name="T1">00 00 </text:span><text:span text:style-name="T3">01 00</text:span><text:span text:style-name="T1"> 01 01 </text:span><text:span text:style-name="T4">02 00</text:span><text:span text:style-name="T1"> 02 02 </text:span><text:span text:style-name="T5">02 00</text:span><text:span text:style-name="T1"> 03 03 03 00</text:span></text:p>
      <text:p text:style-name="P1"><text:span text:style-name="T1">04 04 </text:span><text:span text:style-name="T6">04 00</text:span><text:span text:style-name="T1"> 05 05 </text:span><text:span text:style-name="T7">05 00</text:span><text:span text:style-name="T1"> 06 06 </text:span><text:span text:style-name="T8">06 00</text:span><text:span text:style-name="T1"> 07 07 </text:span><text:span text:style-name="T9">02 00</text:span></text:p>
      <text:p text:style-name="P1"><text:span text:style-name="T1">08 08 </text:span><text:span text:style-name="T10">32 00</text:span><text:span text:style-name="T1"> 09 09 </text:span><text:span text:style-name="T11">0A 00</text:span><text:span text:style-name="T1"> 0A 0A </text:span><text:span text:style-name="T12">0C 00</text:span><text:span text:style-name="T1"> 0B 0B </text:span><text:span text:style-name="T13">0A 00</text:span></text:p>
      <text:p text:style-name="P1"><text:span text:style-name="T1">0C 0C </text:span><text:span text:style-name="T14">07 00</text:span><text:span text:style-name="T1"> 0D 0D </text:span><text:span text:style-name="T15">02 00</text:span><text:span text:style-name="T1"> 0E 0E </text:span><text:span text:style-name="T16">05 00</text:span><text:span text:style-name="T1"> 0F 0F 01 00</text:span></text:p>
      <text:p text:style-name="P1"><text:span text:style-name="T1">10 10 </text:span><text:span text:style-name="T17">07 00</text:span><text:span text:style-name="T1"> 11 11 00 00 12 12 </text:span><text:span text:style-name="T2">07 00</text:span><text:span text:style-name="T1"> 13 13 28 00</text:span></text:p>
      <text:p text:style-name="P4"/>
      <text:p text:style-name="P2"><text:span text:style-name="T18">Farebury, Hilltop Hut</text:span></text:p>
      <text:p text:style-name="P2"><text:span text:style-name="T19">Alexandria</text:span></text:p>
      <text:p text:style-name="P2"><text:span text:style-name="T20">Port Prospect</text:span></text:p>
      <text:p text:style-name="P2"><text:span text:style-name="T21">Simpleton</text:span></text:p>
      <text:p text:style-name="P2"><text:span text:style-name="T22">Ascantha</text:span></text:p>
      <text:p text:style-name="P2"><text:span text:style-name="T23">Pickham</text:span></text:p>
      <text:p text:style-name="P2"><text:span text:style-name="T24">Baccarat</text:span></text:p>
      <text:p text:style-name="P2"><text:span text:style-name="T25">Neos, Savella Cathedral</text:span></text:p>
      <text:p text:style-name="P2"><text:span text:style-name="T26">Argonia</text:span></text:p>
      <text:p text:style-name="P2"><text:span text:style-name="T27">Orkutsk</text:span></text:p>
      <text:p text:style-name="P2"><text:span text:style-name="T28">Arcadia</text:span></text:p>
      <text:p text:style-name="P2"><text:span text:style-name="T29">Chapel of Autumn</text:span></text:p>
      <text:p text:style-name="P2"><text:span text:style-name="T30">Tryan Gully</text:span></text:p>
      <text:p text:style-name="P2"><text:span text:style-name="T31">Lakeside Cabin</text:span></text:p>
      <text:p text:style-name="P2"><text:span text:style-name="T32">Church to the west of Trodain</text:span></text:p>
      <text:p text:style-name="P2"><text:span text:style-name="T33">Desert Chapel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127" meta:character-count="485" meta:non-whitespace-character-count="380"/>
    <meta:generator>LibreOfficeDev/6.0.5.2$Linux_X86_64 LibreOffice_project/</meta:generator>
  </office:meta>
</office:document-meta>
</file>